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8C000002BB0F1CD26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33cm" svg:height="12.808cm" svg:x="-0.199cm" svg:y="0.692cm">
          <draw:image xlink:href="Pictures/100000000000048C000002BB0F1CD26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4-22T12:44:47.487000000</dc:date>
    <meta:editing-duration>PT1H18M2S</meta:editing-duration>
    <meta:editing-cycles>15</meta:editing-cycles>
    <meta:generator>LibreOffice/4.2.5.2$Windows_x86 LibreOffice_project/61cb170a04bb1f12e77c884eab9192be736ec5f5</meta:generator>
    <meta:document-statistic meta:object-count="1"/>
  </office:meta>
</office:document-meta>
</file>